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5.6173in" fo:break-before="auto" style:use-optimal-row-height="true"/>
    </style:style>
    <style:style style:name="ro3" style:family="table-row">
      <style:table-row-properties style:row-height="4.6846in" fo:break-before="auto" style:use-optimal-row-height="true"/>
    </style:style>
    <style:style style:name="ro4" style:family="table-row">
      <style:table-row-properties style:row-height="7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4"/>
        <table:table-column table:style-name="co1" table:default-cell-style-name="ce1"/>
        <table:table-column table:style-name="co1" table:number-columns-repeated="6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2">
          <table:table-cell office:value-type="string">
            <text:p>ITINC8855392</text:p>
          </table:table-cell>
          <table:table-cell office:value-type="string">
            <text:p>Provide ACK for CDER and PADER E2b pending submissions</text:p>
          </table:table-cell>
          <table:table-cell office:value-type="string">
            <text:p>P4</text:p>
          </table:table-cell>
          <table:table-cell table:style-name="ce1" office:value-type="string">
            <text:p>Data</text:p>
          </table:table-cell>
          <table:table-cell table:style-name="ce1" office:value-type="string" table:number-columns-spanned="3" table:number-rows-spanned="1">
            <text:p>Setup</text:p>
          </table:table-cell>
          <table:covered-table-cell table:number-columns-repeated="2"/>
          <table:table-cell table:style-name="ce1" office:value-type="string" table:number-columns-spanned="2" table:number-rows-spanned="1">
            <text:p>DI_ARGUS</text:p>
          </table:table-cell>
          <table:covered-table-cell/>
          <table:table-cell office:value-type="string">
            <text:p>Application Service</text:p>
          </table:table-cell>
          <table:table-cell office:value-type="string" table:number-columns-spanned="2" table:number-rows-spanned="1">
            <text:p>Synchronisation</text:p>
          </table:table-cell>
          <table:covered-table-cell/>
          <table:table-cell table:style-name="ce1" office:value-type="string">
            <text:p>Solved (Permanently)</text:p>
          </table:table-cell>
          <table:table-cell office:value-type="string">
            <text:p>1. Issue description: User requested to provide ACK for CDER and PADER E2b pending submissions.</text:p>
            <text:p/>
            <text:p>2. Detailed Analysis :All reports are submitted successfully for below cases. Please check and provide closure confirmation.</text:p>
            <text:p>NVSC2024US156329</text:p>
            <text:p>NVSC2024US154368</text:p>
            <text:p>NVSC2024US121832</text:p>
            <text:p/>
            <text:p>3. Resolution Steps :All reports are submitted successfully.</text:p>
            <text:p/>
            <text:p>4. Problem Ticket : NA</text:p>
          </table:table-cell>
        </table:table-row>
        <table:table-row table:style-name="ro3">
          <table:table-cell office:value-type="string">
            <text:p>ITINC8972824</text:p>
          </table:table-cell>
          <table:table-cell office:value-type="string">
            <text:p>Please kindly non-submit, re-schedule and retransmit the cases</text:p>
          </table:table-cell>
          <table:table-cell office:value-type="string">
            <text:p>P4</text:p>
          </table:table-cell>
          <table:table-cell table:style-name="ce1" office:value-type="string">
            <text:p>Interfaces</text:p>
          </table:table-cell>
          <table:table-cell table:style-name="ce1" office:value-type="string" table:number-columns-spanned="3" table:number-rows-spanned="1">
            <text:p>Functionality issues</text:p>
          </table:table-cell>
          <table:covered-table-cell table:number-columns-repeated="2"/>
          <table:table-cell table:style-name="ce1" office:value-type="string" table:number-columns-spanned="2" table:number-rows-spanned="1">
            <text:p>DI_ARGUS</text:p>
          </table:table-cell>
          <table:covered-table-cell/>
          <table:table-cell office:value-type="string">
            <text:p>Application Service</text:p>
          </table:table-cell>
          <table:table-cell office:value-type="string" table:number-columns-spanned="2" table:number-rows-spanned="1">
            <text:p>Transactional Error</text:p>
          </table:table-cell>
          <table:covered-table-cell/>
          <table:table-cell table:style-name="ce1" office:value-type="string">
            <text:p>Solved (Permanently)</text:p>
          </table:table-cell>
          <table:table-cell office:value-type="string">
            <text:p>1. Issue description: Few  XML files are not reached to HA gateway as they are stuck at NVS axway level. user has requested to retransmit the files.</text:p>
            <text:p/>
            <text:p>2. Detailed Analysis :Files are retransmitted and ACK received.</text:p>
            <text:p/>
            <text:p>3. Resolution Steps :Files are retransmitted and ACK received.</text:p>
            <text:p/>
            <text:p>4. Problem Ticket : NA</text:p>
          </table:table-cell>
        </table:table-row>
        <table:table-row table:style-name="ro4">
          <table:table-cell office:value-type="string">
            <text:p>ITINC9531738</text:p>
          </table:table-cell>
          <table:table-cell office:value-type="string">
            <text:p>Pending ACK LOGS not accepted in ARGUS</text:p>
          </table:table-cell>
          <table:table-cell office:value-type="string" table:number-columns-spanned="3" table:number-rows-spanned="1">
            <text:p>P4</text:p>
          </table:table-cell>
          <table:covered-table-cell table:number-columns-repeated="2"/>
          <table:table-cell table:style-name="ce1" office:value-type="string">
            <text:p>Interfaces</text:p>
          </table:table-cell>
          <table:table-cell table:style-name="ce1" office:value-type="string" table:number-columns-spanned="2" table:number-rows-spanned="1">
            <text:p>Data load Issue due to connectivity</text:p>
          </table:table-cell>
          <table:covered-table-cell/>
          <table:table-cell table:style-name="ce1" office:value-type="string">
            <text:p>DI_ARGUS</text:p>
          </table:table-cell>
          <table:table-cell office:value-type="string">
            <text:p>Application Service</text:p>
          </table:table-cell>
          <table:table-cell office:value-type="string">
            <text:p>Transactional Error</text:p>
          </table:table-cell>
          <table:table-cell table:style-name="ce1" office:value-type="string" table:number-columns-spanned="2" table:number-rows-spanned="1">
            <text:p>Solved (Permanently)</text:p>
          </table:table-cell>
          <table:covered-table-cell/>
          <table:table-cell office:value-type="string">
            <text:p>• As part of the MIM call, BSO &amp; SOE confirmed to close this P2 incident as the E2B transmissions are restored</text:p>
            <text:p>• EMA IT Support team informed that they had temporarily re-enabled the HTTP listener to mitigate the reported issue with ICSR reports and Ack transmissions.</text:p>
            <text:p>• Application team, Wintel team, MS Vendor and App Vendor (Oracle) to track the progress via P3# in finding a feasible solution to redirect requests to HTTPS before EMA disables HTTP listener.</text:p>
            <text:p>• Issue stands resolved as validated with application team. Final notification template is attached to this ticket.</text:p>
          </table:table-cell>
        </table:table-row>
        <table:table-row table:style-name="ro1">
          <table:table-cell table:style-name="ce2" table:number-columns-repeated="14"/>
        </table:table-row>
        <table:table-row table:style-name="ro1">
          <table:table-cell table:style-name="ce3" office:value-type="string" table:number-columns-spanned="14" table:number-rows-spanned="1">
            <text:p> </text:p>
          </table:table-cell>
          <table:covered-table-cell table:number-columns-repeated="2" table:style-name="Default"/>
          <table:covered-table-cell table:number-columns-repeated="6"/>
          <table:covered-table-cell table:number-columns-repeated="2" table:style-name="Default"/>
          <table:covered-table-cell table:number-columns-repeated="2"/>
          <table:covered-table-cell table:style-name="Default"/>
        </table:table-row>
        <table:table-row table:style-name="ro1">
          <table:table-cell table:style-name="ce3" office:value-type="string" table:number-columns-spanned="14" table:number-rows-spanned="1">
            <text:p>Thanks</text:p>
          </table:table-cell>
          <table:covered-table-cell table:number-columns-repeated="2" table:style-name="Default"/>
          <table:covered-table-cell table:number-columns-repeated="6"/>
          <table:covered-table-cell table:number-columns-repeated="2" table:style-name="Default"/>
          <table:covered-table-cell table:number-columns-repeated="2"/>
          <table:covered-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05">09/05/2025</text:date>, <text:time>20:2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S</meta:editing-duration>
    <meta:editing-cycles>3</meta:editing-cycles>
    <meta:generator>OpenOffice/4.1.7$Win32 OpenOffice.org_project/417m1$Build-9800</meta:generator>
    <dc:date>2025-09-05T20:29:25.30</dc:date>
    <meta:document-statistic meta:table-count="3" meta:cell-count="32" meta:object-count="0"/>
    <meta:user-defined meta:name="Info 1"/>
    <meta:user-defined meta:name="Info 2"/>
    <meta:user-defined meta:name="Info 3"/>
    <meta:user-defined meta:name="Info 4"/>
  </office:meta>
</office:document-meta>
</file>